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top="0.847cm" fo:margin-bottom="0.212cm" loext:contextual-spacing="false" fo:line-height="138%" fo:text-align="center" style:justify-single-word="false" style:writing-mode="lr-tb"/>
      <style:text-properties fo:font-variant="normal" fo:text-transform="none" fo:color="#000000" style:text-line-through-style="none" style:text-line-through-type="none" style:font-name="Arial" fo:font-size="15pt" fo:font-style="normal" style:text-underline-style="none" fo:font-weight="bold" style:text-blinking="false" fo:background-color="transparent"/>
    </style:style>
    <style:style style:name="P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 style:family="paragraph" style:parent-style-name="Text_20_body" style:list-style-name="L1">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4" style:family="paragraph" style:parent-style-name="Text_20_body" style:list-style-name="L2">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5" style:family="paragraph" style:parent-style-name="Text_20_body" style:list-style-name="L3">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6" style:family="paragraph" style:parent-style-name="Text_20_body" style:list-style-name="L6">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7" style:family="paragraph" style:parent-style-name="Text_20_body" style:list-style-name="L7">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8" style:family="paragraph" style:parent-style-name="Text_20_body" style:list-style-name="L8">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9" style:family="paragraph" style:parent-style-name="Text_20_body" style:list-style-name="L4">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0" style:family="paragraph" style:parent-style-name="Text_20_body" style:list-style-name="L6">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1" style:family="paragraph" style:parent-style-name="Text_20_body" style:list-style-name="L7">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2" style:family="paragraph" style:parent-style-name="Text_20_body" style:list-style-name="L8">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14" style:family="paragraph" style:parent-style-name="Text_20_body" style:list-style-name="L8">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15" style:family="paragraph" style:parent-style-name="Text_20_body" style:list-style-name="L6">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bold" style:text-blinking="false"/>
    </style:style>
    <style:style style:name="P16" style:family="paragraph" style:parent-style-name="Text_20_body" style:list-style-name="L7">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text-underline-style="none" style:text-blinking="false" fo:background-color="transparent"/>
    </style:style>
    <style:style style:name="P17" style:family="paragraph" style:parent-style-name="Text_20_body" style:list-style-name="L7">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text-underline-style="none" style:text-blinking="false"/>
    </style:style>
    <style:style style:name="P18" style:family="paragraph" style:parent-style-name="Text_20_body">
      <style:paragraph-properties fo:margin-top="0cm" fo:margin-bottom="0cm" loext:contextual-spacing="false" fo:line-height="138%" style:writing-mode="lr-tb"/>
      <style:text-properties fo:font-weight="normal"/>
    </style:style>
    <style:style style:name="P19" style:family="paragraph" style:parent-style-name="Text_20_body">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0" style:family="paragraph" style:parent-style-name="Text_20_body" style:list-style-name="L5">
      <loext:graphic-properties draw:fill="none" draw:fill-color="#ffffff"/>
      <style:paragraph-properties fo:margin-left="1.27cm" fo:margin-right="0cm" fo:margin-top="0cm" fo:margin-bottom="0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1" style:family="paragraph" style:parent-style-name="Text_20_body" style:list-style-name="L5">
      <loext:graphic-properties draw:fill="none" draw:fill-color="#ffffff"/>
      <style:paragraph-properties fo:margin-left="1.27cm" fo:margin-right="0cm" fo:margin-top="0cm" fo:margin-bottom="0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22" style:family="paragraph" style:parent-style-name="Text_20_body" style:list-style-name="L6">
      <loext:graphic-properties draw:fill="none" draw:fill-color="#ffffff"/>
      <style:paragraph-properties fo:margin-left="1.27cm" fo:margin-right="0cm" fo:margin-top="0cm" fo:margin-bottom="0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23" style:family="paragraph" style:parent-style-name="Text_20_body">
      <style:paragraph-properties fo:margin-left="0cm" fo:margin-right="0.653cm" fo:margin-top="0.136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24" style:family="paragraph" style:parent-style-name="Text_20_body" style:list-style-name="L9">
      <loext:graphic-properties draw:fill="none" draw:fill-color="#ffffff"/>
      <style:paragraph-properties fo:margin-left="0cm" fo:margin-right="0.653cm" fo:margin-top="0.136cm" fo:margin-bottom="0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25" style:family="paragraph" style:parent-style-name="Text_20_body" style:list-style-name="L9">
      <loext:graphic-properties draw:fill="none" draw:fill-color="#ffffff"/>
      <style:paragraph-properties fo:margin-left="0cm" fo:margin-right="0.653cm" fo:margin-top="0cm" fo:margin-bottom="0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T1" style:family="text">
      <style:text-properties fo:background-color="transparent" loext:char-shading-value="0"/>
    </style:style>
    <style:style style:name="T2" style:family="text">
      <style:text-properties fo:font-weight="bold" fo:background-color="transparent" loext:char-shading-value="0"/>
    </style:style>
    <style:style style:name="T3" style:family="text">
      <style:text-properties fo:font-weight="normal" fo:background-color="transparent" loext:char-shading-value="0"/>
    </style:style>
    <style:style style:name="T4" style:family="text">
      <style:text-properties style:font-name="Arial" fo:font-size="11pt" fo:font-style="normal" fo:font-weight="bold"/>
    </style:style>
    <style:style style:name="T5" style:family="text">
      <style:text-properties style:font-name="Arial" fo:font-size="11pt" fo:font-style="normal" fo:font-weight="bold" fo:background-color="transparent" loext:char-shading-value="0"/>
    </style:style>
    <style:style style:name="T6" style:family="text">
      <style:text-properties style:font-name="Arial" fo:font-size="11pt" fo:font-style="normal" fo:font-weight="normal" fo:background-color="transparent" loext:char-shading-value="0"/>
    </style:style>
    <style:style style:name="T7"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9" style:family="text">
      <style:text-properties fo:font-variant="normal" fo:text-transform="none" fo:color="#000000" style:text-line-through-style="none" style:text-line-through-type="none" style:text-underline-style="none" style:text-blinking="false" fo:background-color="transparent" loext:char-shading-value="0"/>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23dd50be-7fff-0132-2485-0760c663f97b"/>Conference room reservation system </text:p>
      <text:p text:style-name="Text_20_body"/>
      <text:p text:style-name="P2">One of the core problems which people face at every company is unavailability of conference rooms. So we thought of building one conference room management system. System should have the following features.</text:p>
      <text:p text:style-name="Text_20_body"/>
      <text:p text:style-name="P2">Assumptions:</text:p>
      <text:list xml:id="list3380790095" text:style-name="L1">
        <text:list-item>
          <text:p text:style-name="P3">Conference rooms are scattered across multiple buildings and multiple floors and each floor can have multiple conference rooms, but each conference room should be uniquely identifiable.</text:p>
        </text:list-item>
        <text:list-item>
          <text:p text:style-name="P3">Booking will be done for slots in hours. Hours will be taken in 24 hours format eg. Book from 1am to 3am {1:3}, from 12pm to 1pm {12:13}</text:p>
        </text:list-item>
        <text:list-item>
          <text:p text:style-name="P3">Each conference room can be booked given that no one has already booked for that slot.</text:p>
        </text:list-item>
        <text:list-item>
          <text:p text:style-name="P3">System will be used only by one user only.</text:p>
        </text:list-item>
        <text:list-item>
          <text:p text:style-name="P3">Booking can be done for 1 day only.</text:p>
        </text:list-item>
      </text:list>
      <text:p text:style-name="Text_20_body"/>
      <text:p text:style-name="P2">Features:</text:p>
      <text:list xml:id="list373192402" text:style-name="L2">
        <text:list-item>
          <text:p text:style-name="P4">User should be able to list down all the conference rooms available in any building. Eg:</text:p>
        </text:list-item>
      </text:list>
      <text:p text:style-name="P19">Alpha building has conference rooms with names: a1, a2, a3, a4 etc. </text:p>
      <text:list xml:id="list596814974" text:style-name="L3">
        <text:list-item>
          <text:p text:style-name="P5">User should be able to find suitable rooms to book for a given slot.</text:p>
        </text:list-item>
        <text:list-item>
          <text:p text:style-name="P5">User should be able to cancel existing booking and rooms should be free to be booked again for that slot.</text:p>
        </text:list-item>
        <text:list-item>
          <text:p text:style-name="P5">List down all the bookings made by the current user.</text:p>
        </text:list-item>
        <text:list-item>
          <text:p text:style-name="P5">Command which will be executed to perform above actions is listed below.</text:p>
        </text:list-item>
      </text:list>
      <text:p text:style-name="Text_20_body"/>
      <text:p text:style-name="P13">Note* All the input params given below are for demonstration purposes only, user can create his/her own building name and floor name and conference rooms.</text:p>
      <text:p text:style-name="Text_20_body"/>
      <text:p text:style-name="P2">Commands:</text:p>
      <text:list xml:id="list530506625" text:style-name="L4">
        <text:list-item>
          <text:p text:style-name="P9"><text:span text:style-name="T2">ADD BUILDING &lt;building_name&gt;</text:span><text:span text:style-name="T1"> //Adds building in the system</text:span></text:p>
        </text:list-item>
      </text:list>
      <text:list xml:id="list1600789000" text:style-name="L5">
        <text:list-item>
          <text:p text:style-name="P21"><text:span text:style-name="T1">Eg: </text:span><text:span text:style-name="T2">ADD BUILDING</text:span><text:span text:style-name="T1"> flipkart1</text:span></text:p>
        </text:list-item>
        <text:list-item>
          <text:p text:style-name="P20">Output: Added building flipkart1 into system.</text:p>
        </text:list-item>
      </text:list>
      <text:list xml:id="list2419978761" text:style-name="L6">
        <text:list-item>
          <text:p text:style-name="P22">ADD FLOOR &lt;buildingName&gt; &lt;floorName&gt;</text:p>
          <text:list>
            <text:list-item>
              <text:p text:style-name="P15"><text:span text:style-name="T1">Eg. </text:span><text:span text:style-name="T3">ADD FLOOR FLIPKART1 FirstFloor</text:span></text:p>
            </text:list-item>
          </text:list>
        </text:list-item>
        <text:list-item>
          <text:p text:style-name="P10"><text:span text:style-name="T2">ADD CONFROOM</text:span><text:span text:style-name="T1"> </text:span><text:span text:style-name="T2">&lt;buildingName&gt; &lt;floorName&gt; &lt;conferenceRoomID&gt;</text:span></text:p>
          <text:list>
            <text:list-item>
              <text:p text:style-name="P10"><text:span text:style-name="T1">Eg: </text:span><text:span text:style-name="T2">ADD CONFROOM flipkart1 firstfloor c1</text:span></text:p>
            </text:list-item>
            <text:list-item>
              <text:p text:style-name="P10"><text:span text:style-name="T1">Above commands adds </text:span><text:span text:style-name="T2">c1</text:span><text:span text:style-name="T1"> conference room in </text:span><text:span text:style-name="T2">firstfloor</text:span><text:span text:style-name="T1"> of building </text:span><text:span text:style-name="T2">flipkart1</text:span></text:p>
            </text:list-item>
            <text:list-item>
              <text:p text:style-name="P6">Output: Added conference room c1 at firstfloor in flipkart1</text:p>
            </text:list-item>
          </text:list>
        </text:list-item>
        <text:list-item>
          <text:p text:style-name="P6"><text:soft-page-break/>BOOK &lt;SLOT&gt; &lt;BUILDING&gt; &lt;FLOOR&gt; </text:p>
          <text:list>
            <text:list-item>
              <text:p text:style-name="P6">Books the given Conference room for a given slot, in the given floor of the building.</text:p>
            </text:list-item>
            <text:list-item>
              <text:p text:style-name="P10"><text:span text:style-name="T1">Eg: </text:span><text:span text:style-name="T2">BOOK 1:5 FLIPKART1 SEVENTH C1</text:span><text:span text:style-name="T1"> </text:span></text:p>
            </text:list-item>
          </text:list>
        </text:list-item>
        <text:list-item>
          <text:p text:style-name="P6">CANCEL  &lt;SLOT&gt; &lt;BUILDING&gt; &lt;FLOOR&gt; &lt;ROOM ID&gt;</text:p>
          <text:list>
            <text:list-item>
              <text:p text:style-name="P6">Cancels the slot booked for the floor in a given building.</text:p>
            </text:list-item>
          </text:list>
        </text:list-item>
      </text:list>
      <text:p text:style-name="Text_20_body"/>
      <text:list xml:id="list1210296888" text:style-name="L7">
        <text:list-item>
          <text:p text:style-name="P7">LIST BOOKING &lt;BUILDING&gt; &lt;FLOOR&gt;</text:p>
          <text:list>
            <text:list-item>
              <text:p text:style-name="P7">Should list down all the bookings made by current user </text:p>
            </text:list-item>
            <text:list-item>
              <text:p text:style-name="P11"><text:span text:style-name="T1">Output format:  </text:span><text:span text:style-name="T2">&lt;SLOT&gt; &lt;FLOOR&gt; &lt;BUILDING&gt; &lt;roomName&gt;</text:span></text:p>
            </text:list-item>
            <text:list-item>
              <text:p text:style-name="P16"> <text:span text:style-name="T4">2:6 THIRDFLOOR FLIPKART1 c1</text:span></text:p>
            </text:list-item>
            <text:list-item>
              <text:p text:style-name="P17"><text:span text:style-name="T1"> </text:span><text:span text:style-name="T5">6:10 THIRDFLOOR FLIPKART1</text:span><text:span text:style-name="T6"> </text:span><text:span text:style-name="T5">c2</text:span></text:p>
            </text:list-item>
          </text:list>
        </text:list-item>
      </text:list>
      <text:p text:style-name="Text_20_body"/>
      <text:list xml:id="list454518768" text:style-name="L8">
        <text:list-item>
          <text:p text:style-name="P14">SEARCH &lt;SlotName&gt; &lt;BuildingName&gt; &lt;FloorName&gt;</text:p>
          <text:list>
            <text:list-item>
              <text:p text:style-name="P8">Search should return possible available rooms for given parameters.</text:p>
            </text:list-item>
            <text:list-item>
              <text:p text:style-name="P12"><text:span text:style-name="T2">SEARCH 2:3 flipkart3 seventhFloor</text:span><text:span text:style-name="T1"> -&gt; Search conf rooms available for booking from 2-&gt;3  in </text:span><text:span text:style-name="T2">flipkart3 </text:span><text:span text:style-name="T1">building and </text:span><text:span text:style-name="T2">seventhFloor </text:span><text:span text:style-name="T1">floor</text:span></text:p>
            </text:list-item>
            <text:list-item>
              <text:p text:style-name="P12"><text:span text:style-name="T1">If no room is available for booking for given slot, search will return “</text:span><text:span text:style-name="T2">No Rooms available</text:span><text:span text:style-name="T1">”</text:span></text:p>
            </text:list-item>
          </text:list>
        </text:list-item>
      </text:list>
      <text:p text:style-name="Text_20_body"/>
      <text:p text:style-name="P13">Bonus Functionality:</text:p>
      <text:p text:style-name="P18"><text:span text:style-name="T7">Existing search will return empty results if no rooms are available for a given slot . Users want  a suggestion functionality using which users can get a list of possible future slots </text:span><text:span text:style-name="T8">[Size limit to 3]</text:span><text:span text:style-name="T9"> </text:span><text:span text:style-name="T7">which can be booked.</text:span></text:p>
      <text:p text:style-name="P2">Eg. Assume no room is available for a slot then search will return an empty result while SUGGEST command will return the next 3 suggestions.</text:p>
      <text:p text:style-name="P18"><text:span text:style-name="T7">Command: </text:span><text:span text:style-name="T8">SUGGEST </text:span><text:span text:style-name="T7">3:10</text:span></text:p>
      <text:p text:style-name="Text_20_body"/>
      <text:p text:style-name="P23">Expectation</text:p>
      <text:list xml:id="list4217899288" text:style-name="L9">
        <text:list-item>
          <text:p text:style-name="P24">Code should be Demo able and functionally complete.</text:p>
        </text:list-item>
        <text:list-item>
          <text:p text:style-name="P25">Code should fail gracefully with a proper error message for corner/invalid cases.</text:p>
        </text:list-item>
        <text:list-item>
          <text:p text:style-name="P25">Code should be modular, try thinking in terms of Object Oriented Design.</text:p>
        </text:list-item>
        <text:list-item>
          <text:p text:style-name="P25">Input can be taken from the command line or in the main function.</text:p>
        </text:list-item>
        <text:list-item>
          <text:p text:style-name="P25">Do not use any database or NoSQL store, use in-memory data-structure.</text:p>
        </text:list-item>
        <text:list-item>
          <text:p text:style-name="P25">Do not create any UI for the application.</text:p>
        </text:list-item>
        <text:list-item>
          <text:p text:style-name="P25">Write a driver class for demo purposes. Which will execute all the commands at one place.</text:p>
        </text:list-item>
        <text:list-item>
          <text:p text:style-name="P25">Please prioritize code compilation, execution and completion.</text:p>
        </text:list-item>
        <text:list-item>
          <text:p text:style-name="P25">Work on the expected output first and then only work on bonus feature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20T10:10:04.869379153</meta:creation-date>
    <dc:date>2021-03-20T10:10:31.130811267</dc:date>
    <meta:editing-duration>PT28S</meta:editing-duration>
    <meta:editing-cycles>1</meta:editing-cycles>
    <meta:document-statistic meta:table-count="0" meta:image-count="0" meta:object-count="0" meta:page-count="2" meta:paragraph-count="54" meta:word-count="625" meta:character-count="3670" meta:non-whitespace-character-count="3130"/>
    <meta:generator>LibreOffice/6.0.7.3$Linux_X86_64 LibreOffice_project/00m0$Build-3</meta:generator>
  </office:meta>
</office:document-meta>
</file>